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1D000001B0F0C9E254FEA4BC00.png" manifest:media-type="image/png"/>
  <manifest:file-entry manifest:full-path="Pictures/100000000000013D000001790D78C471B3CF5B81.png" manifest:media-type="image/png"/>
  <manifest:file-entry manifest:full-path="Pictures/100000000000006D00000036F753FE8AD2597822.png" manifest:media-type="image/png"/>
  <manifest:file-entry manifest:full-path="Pictures/100002010000035C00000195D900345EF0C5C9C4.png" manifest:media-type="image/png"/>
  <manifest:file-entry manifest:full-path="Pictures/100002010000020300000259BB1A21755ECED6A4.png" manifest:media-type="image/png"/>
  <manifest:file-entry manifest:full-path="Pictures/10000000000001370000029879D02FA7480BAC9F.png" manifest:media-type="image/png"/>
  <manifest:file-entry manifest:full-path="Pictures/10000201000002D700000096C63A99BF23EE0DCB.png" manifest:media-type="image/png"/>
  <manifest:file-entry manifest:full-path="Pictures/10000201000000A300000165424D5F7E6E778962.png" manifest:media-type="image/png"/>
  <manifest:file-entry manifest:full-path="Pictures/10000201000002750000020AEF0B2070991E6179.png" manifest:media-type="image/png"/>
  <manifest:file-entry manifest:full-path="Pictures/1000000000000391000002E4291875C1DD0173C4.png" manifest:media-type="image/png"/>
  <manifest:file-entry manifest:full-path="Pictures/100002010000026C000000A6C8803052DDE802D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2" style:family="paragraph" style:parent-style-name="Standard">
      <style:text-properties officeooo:rsid="01fac03e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Heading_20_1">
      <style:paragraph-properties fo:break-before="page"/>
      <style:text-properties officeooo:paragraph-rsid="06738a4f"/>
    </style:style>
    <style:style style:name="P6" style:family="paragraph" style:parent-style-name="Text_20_body">
      <style:text-properties officeooo:paragraph-rsid="06738a4f"/>
    </style:style>
    <style:style style:name="P7" style:family="paragraph" style:parent-style-name="Heading_20_1">
      <style:text-properties officeooo:paragraph-rsid="06738a4f"/>
    </style:style>
    <style:style style:name="P8" style:family="paragraph" style:parent-style-name="Text_20_body" style:list-style-name="L1">
      <style:text-properties style:font-name="Times New Roman1" officeooo:rsid="02c07c14" officeooo:paragraph-rsid="02c07c14"/>
    </style:style>
    <style:style style:name="P9" style:family="paragraph" style:parent-style-name="Text_20_body" style:list-style-name="L1">
      <style:text-properties style:font-name="Times New Roman1" officeooo:rsid="02c07c14" officeooo:paragraph-rsid="02d79272"/>
    </style:style>
    <style:style style:name="P10" style:family="paragraph" style:parent-style-name="Text_20_body" style:list-style-name="L1">
      <style:text-properties style:font-name="Times New Roman1" officeooo:rsid="02c694e2" officeooo:paragraph-rsid="02c694e2"/>
    </style:style>
    <style:style style:name="P11" style:family="paragraph" style:parent-style-name="Text_20_body" style:list-style-name="L2">
      <style:text-properties style:font-name="Times New Roman1" officeooo:rsid="02c25302" officeooo:paragraph-rsid="02c25302"/>
    </style:style>
    <style:style style:name="P12" style:family="paragraph" style:parent-style-name="Text_20_body" style:list-style-name="L3">
      <style:text-properties officeooo:rsid="02d35e24" officeooo:paragraph-rsid="02d35e24"/>
    </style:style>
    <style:style style:name="P13" style:family="paragraph" style:parent-style-name="Heading_20_1">
      <style:paragraph-properties fo:break-before="page"/>
      <style:text-properties officeooo:rsid="01ad83bc" officeooo:paragraph-rsid="01ad83bc"/>
    </style:style>
    <style:style style:name="P14" style:family="paragraph" style:parent-style-name="Text_20_body">
      <style:text-properties officeooo:rsid="02c6c633" officeooo:paragraph-rsid="02c6c633"/>
    </style:style>
    <style:style style:name="P1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7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8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9" style:family="paragraph" style:parent-style-name="Text_20_body">
      <style:text-properties officeooo:rsid="02d0c423" officeooo:paragraph-rsid="02d0c423"/>
    </style:style>
    <style:style style:name="P20" style:family="paragraph" style:parent-style-name="Text_20_body">
      <style:text-properties officeooo:rsid="02d5c322" officeooo:paragraph-rsid="02d5c322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ext_20_body">
      <style:text-properties officeooo:rsid="02d802d1" officeooo:paragraph-rsid="02d802d1"/>
    </style:style>
    <style:style style:name="P23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4" style:family="paragraph" style:parent-style-name="Text_20_body">
      <style:text-properties style:font-name="Times New Roman1" officeooo:rsid="02c07c14"/>
    </style:style>
    <style:style style:name="P25" style:family="paragraph" style:parent-style-name="Text_20_body">
      <style:text-properties officeooo:rsid="02dc17bd" officeooo:paragraph-rsid="02dc17bd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8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Standard">
      <style:text-properties officeooo:rsid="01fac03e" officeooo:paragraph-rsid="003596f7"/>
    </style:style>
    <style:style style:name="P30" style:family="paragraph" style:parent-style-name="Standard">
      <style:text-properties officeooo:rsid="000b5804" officeooo:paragraph-rsid="003596f7"/>
    </style:style>
    <style:style style:name="P31" style:family="paragraph" style:parent-style-name="Standard">
      <style:text-properties officeooo:rsid="06bc7541" officeooo:paragraph-rsid="06bc7541"/>
    </style:style>
    <style:style style:name="P32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3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ext_20_body">
      <style:text-properties style:font-name="Times New Roman1" officeooo:rsid="02c07c14"/>
    </style:style>
    <style:style style:name="P35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36" style:family="paragraph" style:parent-style-name="Text_20_body">
      <style:text-properties officeooo:rsid="02c6c633" officeooo:paragraph-rsid="02c6c633"/>
    </style:style>
    <style:style style:name="P37" style:family="paragraph" style:parent-style-name="Text_20_body">
      <style:text-properties officeooo:rsid="02d0c423" officeooo:paragraph-rsid="02d0c423"/>
    </style:style>
    <style:style style:name="P38" style:family="paragraph" style:parent-style-name="Text_20_body">
      <style:text-properties officeooo:rsid="02d5c322" officeooo:paragraph-rsid="02d5c322"/>
    </style:style>
    <style:style style:name="P39" style:family="paragraph" style:parent-style-name="Text_20_body">
      <style:text-properties officeooo:rsid="02d802d1" officeooo:paragraph-rsid="02d802d1"/>
    </style:style>
    <style:style style:name="P4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41" style:family="paragraph" style:parent-style-name="Text_20_body">
      <style:text-properties officeooo:rsid="02dc17bd" officeooo:paragraph-rsid="02dc17bd"/>
    </style:style>
    <style:style style:name="P42" style:family="paragraph" style:parent-style-name="Text_20_body">
      <style:text-properties officeooo:paragraph-rsid="06738a4f"/>
    </style:style>
    <style:style style:name="P43" style:family="paragraph" style:parent-style-name="Text_20_body">
      <style:text-properties officeooo:paragraph-rsid="053e5007"/>
    </style:style>
    <style:style style:name="P44" style:family="paragraph" style:parent-style-name="Text_20_body">
      <style:text-properties officeooo:rsid="01dd4f45"/>
    </style:style>
    <style:style style:name="P45" style:family="paragraph" style:parent-style-name="Text_20_body">
      <style:text-properties officeooo:rsid="06ccf695" officeooo:paragraph-rsid="06ccf695"/>
    </style:style>
    <style:style style:name="P46" style:family="paragraph" style:parent-style-name="Text_20_body">
      <style:text-properties officeooo:rsid="06ced3ef" officeooo:paragraph-rsid="06ced3ef"/>
    </style:style>
    <style:style style:name="P47" style:family="paragraph" style:parent-style-name="Text_20_body">
      <style:text-properties officeooo:paragraph-rsid="06ccf695"/>
    </style:style>
    <style:style style:name="P48" style:family="paragraph" style:parent-style-name="Text_20_body">
      <style:text-properties officeooo:rsid="06e0f0bf" officeooo:paragraph-rsid="06e0f0bf"/>
    </style:style>
    <style:style style:name="P49" style:family="paragraph" style:parent-style-name="Text_20_body">
      <style:text-properties officeooo:rsid="06e0f0bf" officeooo:paragraph-rsid="06f9bf66"/>
    </style:style>
    <style:style style:name="P50" style:family="paragraph" style:parent-style-name="Text_20_body">
      <style:text-properties officeooo:rsid="06e0f0bf" officeooo:paragraph-rsid="0705480c"/>
    </style:style>
    <style:style style:name="P51" style:family="paragraph" style:parent-style-name="Text_20_body">
      <style:text-properties officeooo:rsid="06fd8900" officeooo:paragraph-rsid="06fd8900"/>
    </style:style>
    <style:style style:name="P52" style:family="paragraph" style:parent-style-name="Text_20_body">
      <style:text-properties officeooo:paragraph-rsid="06f25d6f"/>
    </style:style>
    <style:style style:name="P53" style:family="paragraph" style:parent-style-name="Text_20_body">
      <style:text-properties officeooo:paragraph-rsid="0705480c"/>
    </style:style>
    <style:style style:name="P54" style:family="paragraph" style:parent-style-name="Text_20_body">
      <style:text-properties officeooo:rsid="06fc330e" officeooo:paragraph-rsid="06fc330e"/>
    </style:style>
    <style:style style:name="P55" style:family="paragraph" style:parent-style-name="Text_20_body">
      <style:text-properties officeooo:rsid="0722e471" officeooo:paragraph-rsid="0722e471"/>
    </style:style>
    <style:style style:name="P56" style:family="paragraph" style:parent-style-name="Text_20_body">
      <style:text-properties style:font-name="Courier New" fo:font-size="10pt" officeooo:rsid="0722e471" officeooo:paragraph-rsid="0722e471" style:font-size-asian="10pt" style:font-size-complex="10pt"/>
    </style:style>
    <style:style style:name="P57" style:family="paragraph" style:parent-style-name="Text_20_body">
      <style:text-properties style:font-name="Consolas" fo:font-size="10pt" officeooo:rsid="0722e471" officeooo:paragraph-rsid="0722e471" style:font-size-asian="10pt" style:font-size-complex="10pt"/>
    </style:style>
    <style:style style:name="P58" style:family="paragraph" style:parent-style-name="Text_20_body">
      <style:text-properties officeooo:paragraph-rsid="06fd8900"/>
    </style:style>
    <style:style style:name="P59" style:family="paragraph" style:parent-style-name="Text_20_body">
      <style:text-properties officeooo:paragraph-rsid="071f2270"/>
    </style:style>
    <style:style style:name="P60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61" style:family="paragraph" style:parent-style-name="Index">
      <style:text-properties officeooo:rsid="04a62934" officeooo:paragraph-rsid="04a62934"/>
    </style:style>
    <style:style style:name="P62" style:family="paragraph" style:parent-style-name="Index">
      <style:text-properties officeooo:rsid="04aa52c3" officeooo:paragraph-rsid="0455cd2a"/>
    </style:style>
    <style:style style:name="P63" style:family="paragraph" style:parent-style-name="Index">
      <style:paragraph-properties fo:text-align="start" style:justify-single-word="false"/>
      <style:text-properties officeooo:paragraph-rsid="0002d659"/>
    </style:style>
    <style:style style:name="P64" style:family="paragraph" style:parent-style-name="Index">
      <style:text-properties officeooo:rsid="06bc7541" officeooo:paragraph-rsid="06bc7541"/>
    </style:style>
    <style:style style:name="P65" style:family="paragraph" style:parent-style-name="Index">
      <style:text-properties officeooo:rsid="06c64f54" officeooo:paragraph-rsid="06c64f54"/>
    </style:style>
    <style:style style:name="P66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6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8" style:family="paragraph" style:parent-style-name="Text_20_body" style:list-style-name="L1">
      <style:text-properties style:font-name="Times New Roman1" officeooo:rsid="02c07c14" officeooo:paragraph-rsid="02c07c14"/>
    </style:style>
    <style:style style:name="P69" style:family="paragraph" style:parent-style-name="Text_20_body" style:list-style-name="L1">
      <style:text-properties style:font-name="Times New Roman1" officeooo:rsid="02c07c14" officeooo:paragraph-rsid="02d79272"/>
    </style:style>
    <style:style style:name="P70" style:family="paragraph" style:parent-style-name="Text_20_body" style:list-style-name="L1">
      <style:text-properties style:font-name="Times New Roman1" officeooo:rsid="02c694e2" officeooo:paragraph-rsid="02c694e2"/>
    </style:style>
    <style:style style:name="P71" style:family="paragraph" style:parent-style-name="Text_20_body" style:list-style-name="L2">
      <style:text-properties style:font-name="Times New Roman1" officeooo:rsid="02c25302" officeooo:paragraph-rsid="02c25302"/>
    </style:style>
    <style:style style:name="P72" style:family="paragraph" style:parent-style-name="Text_20_body" style:list-style-name="L12">
      <style:text-properties style:font-name="Times New Roman1" officeooo:rsid="016f9575" officeooo:paragraph-rsid="016f9575"/>
    </style:style>
    <style:style style:name="P73" style:family="paragraph" style:parent-style-name="Text_20_body" style:list-style-name="L12">
      <style:text-properties style:font-name="Times New Roman1" officeooo:rsid="016f9575" officeooo:paragraph-rsid="032ec10b"/>
    </style:style>
    <style:style style:name="P74" style:family="paragraph" style:parent-style-name="Text_20_body" style:list-style-name="L3">
      <style:text-properties officeooo:rsid="02d35e24" officeooo:paragraph-rsid="02d35e24"/>
    </style:style>
    <style:style style:name="P7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6" style:family="paragraph" style:parent-style-name="Text_20_body" style:list-style-name="L5"/>
    <style:style style:name="P77" style:family="paragraph" style:parent-style-name="Text_20_body" style:list-style-name="L6"/>
    <style:style style:name="P78" style:family="paragraph" style:parent-style-name="Text_20_body" style:list-style-name="L7"/>
    <style:style style:name="P79" style:family="paragraph" style:parent-style-name="Text_20_body" style:list-style-name="L8"/>
    <style:style style:name="P80" style:family="paragraph" style:parent-style-name="Text_20_body" style:list-style-name="L9"/>
    <style:style style:name="P81" style:family="paragraph" style:parent-style-name="Text_20_body" style:list-style-name="L10"/>
    <style:style style:name="P82" style:family="paragraph" style:parent-style-name="Text_20_body" style:list-style-name="L11"/>
    <style:style style:name="P83" style:family="paragraph" style:parent-style-name="Text_20_body" style:list-style-name="L12">
      <style:text-properties officeooo:paragraph-rsid="030b3fb7"/>
    </style:style>
    <style:style style:name="P84" style:family="paragraph" style:parent-style-name="Text_20_body" style:list-style-name="L13">
      <style:text-properties officeooo:rsid="06d70b8e" officeooo:paragraph-rsid="06d70b8e"/>
    </style:style>
    <style:style style:name="P85" style:family="paragraph" style:parent-style-name="Text_20_body">
      <style:text-properties officeooo:rsid="072ddf16" officeooo:paragraph-rsid="072ddf16"/>
    </style:style>
    <style:style style:name="P86" style:family="paragraph" style:parent-style-name="Text_20_body">
      <style:text-properties officeooo:rsid="0705480c" officeooo:paragraph-rsid="0705480c"/>
    </style:style>
    <style:style style:name="P87" style:family="paragraph" style:parent-style-name="Text_20_body">
      <style:text-properties officeooo:rsid="06fd8900" officeooo:paragraph-rsid="06fd8900"/>
    </style:style>
    <style:style style:name="P88" style:family="paragraph" style:parent-style-name="Heading_20_1">
      <style:text-properties officeooo:paragraph-rsid="04d2a5e3"/>
    </style:style>
    <style:style style:name="P89" style:family="paragraph" style:parent-style-name="Heading_20_1">
      <style:text-properties officeooo:paragraph-rsid="06738a4f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paragraph-rsid="04d2a5e3"/>
    </style:style>
    <style:style style:name="P92" style:family="paragraph" style:parent-style-name="Heading_20_1">
      <style:paragraph-properties fo:break-before="page"/>
      <style:text-properties officeooo:rsid="01ad83bc" officeooo:paragraph-rsid="01ad83bc"/>
    </style:style>
    <style:style style:name="P93" style:family="paragraph" style:parent-style-name="Heading_20_1">
      <style:paragraph-properties fo:break-before="page"/>
      <style:text-properties officeooo:paragraph-rsid="06738a4f"/>
    </style:style>
    <style:style style:name="P94" style:family="paragraph" style:parent-style-name="Heading_20_1">
      <style:paragraph-properties fo:break-before="page"/>
      <style:text-properties officeooo:rsid="05cc8a78" officeooo:paragraph-rsid="05cc8a78"/>
    </style:style>
    <style:style style:name="P95" style:family="paragraph" style:parent-style-name="Heading_20_1">
      <style:paragraph-properties fo:break-before="page"/>
      <style:text-properties officeooo:rsid="0184022c" officeooo:paragraph-rsid="0184022c"/>
    </style:style>
    <style:style style:name="P9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9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98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99" style:family="paragraph" style:parent-style-name="Heading_20_2">
      <style:text-properties officeooo:rsid="0036a586" officeooo:paragraph-rsid="0176446b"/>
    </style:style>
    <style:style style:name="P100" style:family="paragraph" style:parent-style-name="Heading_20_2">
      <style:text-properties officeooo:paragraph-rsid="053e5007"/>
    </style:style>
    <style:style style:name="P101" style:family="paragraph" style:parent-style-name="Heading_20_2">
      <style:text-properties officeooo:paragraph-rsid="070fe8cb"/>
    </style:style>
    <style:style style:name="P102" style:family="paragraph" style:parent-style-name="Heading_20_2">
      <style:paragraph-properties fo:break-before="page"/>
    </style:style>
    <style:style style:name="P103" style:family="paragraph" style:parent-style-name="Heading_20_2">
      <style:paragraph-properties fo:break-before="page"/>
      <style:text-properties officeooo:rsid="06f9bf66" officeooo:paragraph-rsid="06f9bf66"/>
    </style:style>
    <style:style style:name="P104" style:family="paragraph" style:parent-style-name="Heading_20_2">
      <style:paragraph-properties fo:break-before="page"/>
      <style:text-properties officeooo:paragraph-rsid="071cffeb"/>
    </style:style>
    <style:style style:name="P10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7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8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2c7223e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normal" officeooo:rsid="02c7223e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1" fo:font-weight="bold" style:font-weight-asian="bold" style:font-weight-complex="bold"/>
    </style:style>
    <style:style style:name="T7" style:family="text">
      <style:text-properties style:font-name="Times New Roman1"/>
    </style:style>
    <style:style style:name="T8" style:family="text">
      <style:text-properties officeooo:rsid="02dbc0da"/>
    </style:style>
    <style:style style:name="T9" style:family="text">
      <style:text-properties officeooo:rsid="0179a39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c7223e" style:font-weight-asian="bold" style:font-weight-complex="bold"/>
    </style:style>
    <style:style style:name="T12" style:family="text">
      <style:text-properties officeooo:rsid="02c7223e"/>
    </style:style>
    <style:style style:name="T13" style:family="text">
      <style:text-properties fo:font-weight="normal" officeooo:rsid="02c7223e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weight="bold" style:font-weight-asian="bold" style:font-weight-complex="bold"/>
    </style:style>
    <style:style style:name="T17" style:family="text">
      <style:text-properties style:font-name="Times New Roman1" officeooo:rsid="02c07c14"/>
    </style:style>
    <style:style style:name="T18" style:family="text">
      <style:text-properties style:font-name="Times New Roman1" officeooo:rsid="030da858"/>
    </style:style>
    <style:style style:name="T19" style:family="text">
      <style:text-properties style:font-name="Times New Roman1" officeooo:rsid="016f9575"/>
    </style:style>
    <style:style style:name="T20" style:family="text">
      <style:text-properties officeooo:rsid="02dbc0da"/>
    </style:style>
    <style:style style:name="T21" style:family="text">
      <style:text-properties officeooo:rsid="01fac03e"/>
    </style:style>
    <style:style style:name="T22" style:family="text">
      <style:text-properties officeooo:rsid="0173b40b"/>
    </style:style>
    <style:style style:name="T23" style:family="text">
      <style:text-properties officeooo:rsid="017e1ebe"/>
    </style:style>
    <style:style style:name="T2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25" style:family="text">
      <style:text-properties style:font-name="Liberation Sans" fo:font-size="14pt" officeooo:rsid="06e01b96" style:font-name-asian="Microsoft YaHei" style:font-size-asian="14pt" style:font-name-complex="Mangal" style:font-size-complex="14pt"/>
    </style:style>
    <style:style style:name="T26" style:family="text">
      <style:text-properties text:display="none"/>
    </style:style>
    <style:style style:name="T27" style:family="text">
      <style:text-properties officeooo:rsid="06d0871e"/>
    </style:style>
    <style:style style:name="T28" style:family="text">
      <style:text-properties officeooo:rsid="06d20d25"/>
    </style:style>
    <style:style style:name="T29" style:family="text">
      <style:text-properties officeooo:rsid="06de0985"/>
    </style:style>
    <style:style style:name="T30" style:family="text">
      <style:text-properties officeooo:rsid="06e6812a"/>
    </style:style>
    <style:style style:name="T31" style:family="text">
      <style:text-properties officeooo:rsid="0705480c"/>
    </style:style>
    <style:style style:name="T32" style:family="text">
      <style:text-properties officeooo:rsid="070efe0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74291264" text:id="ct174291264">
          <text:deletion>
            <office:change-info>
              <dc:creator>Unbekannter Autor</dc:creator>
              <dc:date>2017-11-13T22:24:28</dc:date>
            </office:change-info>
            <text:p text:style-name="P1">2017.</text:p>
          </text:deletion>
        </text:changed-region>
        <text:changed-region xml:id="ct174287992" text:id="ct174287992">
          <text:deletion>
            <office:change-info>
              <dc:creator>Unbekannter Autor</dc:creator>
              <dc:date>2017-06-15T18:31:00</dc:date>
            </office:change-info>
            <text:p text:style-name="P1">3</text:p>
          </text:deletion>
        </text:changed-region>
        <text:changed-region xml:id="ct174142744" text:id="ct174142744">
          <text:deletion>
            <office:change-info>
              <dc:creator>Unbekannter Autor</dc:creator>
              <dc:date>2017-11-13T22:24:28</dc:date>
            </office:change-info>
            <text:p text:style-name="P2">2017.</text:p>
          </text:deletion>
        </text:changed-region>
        <text:changed-region xml:id="ct174218960" text:id="ct174218960">
          <text:deletion>
            <office:change-info>
              <dc:creator>Unbekannter Autor</dc:creator>
              <dc:date>2017-06-15T18:31:00</dc:date>
            </office:change-info>
            <text:p text:style-name="P2">3</text:p>
          </text:deletion>
        </text:changed-region>
        <text:changed-region xml:id="ct173367040" text:id="ct173367040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74537936" text:id="ct174537936">
          <text:deletion>
            <office:change-info>
              <dc:creator>Unbekannter Autor</dc:creator>
              <dc:date>2017-05-28T23:21:00</dc:date>
            </office:change-info>
            <text:h text:style-name="P5" text:outline-level="1">D</text:h>
          </text:deletion>
        </text:changed-region>
        <text:changed-region xml:id="ct174537824" text:id="ct174537824">
          <text:deletion>
            <office:change-info>
              <dc:creator>Unbekannter Autor</dc:creator>
              <dc:date>2017-04-18T21:49:00</dc:date>
            </office:change-info>
            <text:p text:style-name="P6"/>
            <text:h text:style-name="P5" text:outline-level="1"/>
          </text:deletion>
        </text:changed-region>
        <text:changed-region xml:id="ct174537712" text:id="ct174537712">
          <text:deletion>
            <office:change-info>
              <dc:creator>Unbekannter Autor</dc:creator>
              <dc:date>2017-05-28T23:20:00</dc:date>
            </office:change-info>
            <text:h text:style-name="P7" text:outline-level="1">request_logging ist nun in der cms-config Datei einstellbar. Es ist in den Voreinstellungen deaktiviert.</text:h>
            <text:p text:style-name="P6"><text:bookmark-start text:name="__RefHeading___Toc1673_302387322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74537600" text:id="ct174537600">
          <text:deletion>
            <office:change-info>
              <dc:creator>Unbekannter Autor</dc:creator>
              <dc:date>2017-04-18T21:57:00</dc:date>
            </office:change-info>
            <text:p text:style-name="P6"/>
            <text:h text:style-name="P7" text:outline-level="1"/>
          </text:deletion>
        </text:changed-region>
        <text:changed-region xml:id="ct174537488" text:id="ct174537488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379156303338065453" text:style-name="L1">
              <text:list-item>
                <text:p text:style-name="P8">Neues Standardtheme "impro17"</text:p>
              </text:list-item>
              <text:list-item>
                <text:p text:style-name="P8">Shortcut zum Leeren des Caches hinzugefügt</text:p>
              </text:list-item>
              <text:list-item>
                <text:p text:style-name="P9">ViewBag hinzugefügt</text:p>
              </text:list-item>
              <text:list-item>
                <text:p text:style-name="P9">Funktion Request::getVar() hinzugefügt</text:p>
              </text:list-item>
              <text:list-item>
                <text:p text:style-name="P8">Anzahl der gefundenen Datensätze wird nun angezeigt</text:p>
              </text:list-item>
              <text:list-item>
                <text:p text:style-name="P8">Content-Typen können nun auf entsprechende Model Klassen gemappt werden</text:p>
              </text:list-item>
              <text:list-item>
                <text:p text:style-name="P8">Man kann nun schon beim Anlegen eines Benutzers eine Gruppe wählen</text:p>
              </text:list-item>
              <text:list-item>
                <text:p text:style-name="P8">PHP_ICO auf Version 1.0.4 aktualisiert</text:p>
              </text:list-item>
              <text:list-item>
                <text:p text:style-name="P8">request_logging ist nun in der cms-config Datei einstellbar. Es ist in den Voreinstellungen deaktiviert.</text:p>
              </text:list-item>
              <text:list-item>
                <text:p text:style-name="P8">Link "Ein weiteres Paket installieren" hinzugefügt</text:p>
              </text:list-item>
              <text:list-item>
                <text:p text:style-name="P8">Themes können nun auch Sprachdateien haben</text:p>
              </text:list-item>
              <text:list-item>
                <text:p text:style-name="P8">Link "Anzeigen" unter "Seite Bearbeiten" hinzugefügt</text:p>
              </text:list-item>
              <text:list-item>
                <text:p text:style-name="P8">Funktionen zu Database Klasse hinzugefügt</text:p>
                <text:list>
                  <text:list-item>
                    <text:p text:style-name="P8">Database::fetchFirst()</text:p>
                  </text:list-item>
                  <text:list-item>
                    <text:p text:style-name="P8">Database::fetchFirstOrDefault()</text:p>
                  </text:list-item>
                  <text:list-item>
                    <text:p text:style-name="P8">Database::fetchSingle()</text:p>
                  </text:list-item>
                  <text:list-item>
                    <text:p text:style-name="P8">Database::fetchSingleOrDefault()</text:p>
                  </text:list-item>
                  <text:list-item>
                    <text:p text:style-name="P8">Database::any()</text:p>
                  </text:list-item>
                </text:list>
              </text:list-item>
              <text:list-item>
                <text:p text:style-name="P8">Globale Funktion find_all_folders() hinzugefügt</text:p>
              </text:list-item>
              <text:list-item>
                <text:p text:style-name="P8">Model-Klassen User, Group und UserManager hinzugefügt</text:p>
              </text:list-item>
              <text:list-item>
                <text:p text:style-name="P8">"Nachricht des Tages" je Sprache</text:p>
              </text:list-item>
              <text:list-item>
                <text:p text:style-name="P8">Einstellung "Zugriffsbeschränkungen für neue Inhalte" hinzugefügt</text:p>
              </text:list-item>
              <text:list-item>
                <text:p text:style-name="P8">Das Modul oneclick_upgrade ist nun vorinstalliert</text:p>
              </text:list-item>
              <text:list-item>
                <text:p text:style-name="P8">Installer löscht sich nun selbst am Ende der Installation</text:p>
              </text:list-item>
              <text:list-item>
                <text:p text:style-name="P8">jscolor aktualisiert (Version 2.0.4)</text:p>
              </text:list-item>
              <text:list-item>
                <text:p text:style-name="P1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852122479086473872" text:style-name="L2">
              <text:list-item>
                <text:p text:style-name="P11">Passwort vergessen verschickt nun Links zum Setzen eines neuen Passworts, statt direkt ein neues Passwort zu vergeben</text:p>
              </text:list-item>
              <text:list-item>
                <text:p text:style-name="P11">Fehlermeldung auf 404er Fehlerseiten in der Funktion Template::getHeadline() behoben</text:p>
              </text:list-item>
              <text:list-item>
                <text:p text:style-name="P11">Funktionen zur Ausgabe der Metadaten einer Seite entsprechen nun dem Namensschema</text:p>
              </text:list-item>
              <text:list-item>
                <text:p text:style-name="P11">Menüpunkt "Update" wird wieder angezeigt, wenn die Datei "update.php" vorhanden ist</text:p>
              </text:list-item>
              <text:list-item>
                <text:p text:style-name="P11">Menüpunkte werden nur noch angezeigt, wenn darauf die Zugriffsrechte hat</text:p>
              </text:list-item>
              <text:list-item>
                <text:p text:style-name="P11">Doppelklick auf "Paket installieren" Button erzeugt nun keinen Fehler mehr</text:p>
              </text:list-item>
              <text:list-item>
                <text:p text:style-name="P11">article_date wird nun korrekt gespeichert</text:p>
              </text:list-item>
              <text:list-item>
                <text:p text:style-name="P11">Username ist jetzt Unique</text:p>
              </text:list-item>
              <text:list-item>
                <text:p text:style-name="P11">get_article_meta gibt nun article_date als Unix_Timestamp zurück</text:p>
              </text:list-item>
              <text:list-item>
                <text:p text:style-name="P1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210755511726299330" text:style-name="L3">
              <text:list-item>
                <text:p text:style-name="P12">Funktion SecurityHelper::hash_password() entfernt</text:p>
              </text:list-item>
              <text:list-item>
                <text:p text:style-name="P12">fast_mode entfernt</text:p>
              </text:list-item>
            </text:list>
            <text:h text:style-name="P1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4">Das neue Standardtheme <text:span text:style-name="T1">impro17</text:span> ist eine Weiterentwicklung des Vorgängers <text:span text:style-name="T1">theme-2017</text:span>. <text:span text:style-name="T2">Das theme </text:span><text:span text:style-name="T3">impro17 </text:span><text:span text:style-name="T4">enthält die folgenden Features, die in theme-2017 noch nicht enthalten waren:</text:span></text:p>
            <text:list xml:id="list7588147581671441960" text:style-name="L4">
              <text:list-item>
                <text:p text:style-name="P15">Template für den Inhaltstyp „Liste“, ähnlich einem Blogarchiv</text:p>
              </text:list-item>
              <text:list-item>
                <text:p text:style-name="P15">Eigene Templates für den Inhaltstyp „Artikel“</text:p>
              </text:list-item>
              <text:list-item>
                <text:p text:style-name="P15">Wenn das Modul „search“ oder „extended_search“ installiert und eingerichtet ist, wird ein globales Suchfeld angezeigt</text:p>
                <text:p text:style-name="P15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/></draw:frame><text:line-break/>Abbildung <text:sequence text:ref-name="refIllustration0" text:name="Illustration" text:formula="ooow:Illustration+1" style:num-format="1">1</text:sequence>: Darstellung eines Artikels im Theme "impro17"</text:p><text:h text:style-name="P16" text:outline-level="2"/></draw:text-box></draw:frame></text:p>
              </text:list-item>
            </text:list>
            <text:h text:style-name="P1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8">Neben dem Menü-Icon befindet sich nun ein Icon zum leeren des Caches.</text:p>
            <text:p text:style-name="P18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753FE8AD2597822.png" xlink:type="simple" xlink:show="embed" xlink:actuate="onLoad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Die PHP-Klasse „ViewBag“ wurde hinzugefügt. In einem Controller oder einer Hook können mit dem Befehl <text:span text:style-name="T5">ViewBag::set(„myvar“, „value“)</text:span> Werte gesetzt werden, die in einem View bzw. Template mittels <text:span text:style-name="T5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0">Die Funktion<text:line-break/><text:span text:style-name="T1">Request::</text:span><text:span text:style-name="T6">getVar($name, $default = null, $convert = "")</text:span><text:span text:style-name="T7"><text:line-break/>wurde hinzugefügt. Diese gibt eine </text:span><text:span text:style-name="T6">$_POST</text:span><text:span text:style-name="T7"> oder </text:span><text:span text:style-name="T6">$_GET</text:span><text:span text:style-name="T7"> Variable zurück. Wenn der Wert $name werde in </text:span><text:span text:style-name="T6">$_POST</text:span><text:span text:style-name="T7"> noch in </text:span><text:span text:style-name="T6">$_GET</text:span><text:span text:style-name="T7"> vorhanden ist, wird </text:span><text:span text:style-name="T6">$default</text:span><text:span text:style-name="T7"> zurückgegeben.<text:line-break/>Der Parameter </text:span><text:span text:style-name="T6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Es wird nun die Anzahl der gefundenen Datensätze angezeigt.</text:p>
            <text:h text:style-name="P2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2">Man kann nun in der metadata.json Datei eines Moduls den Inhaltstypen (type wie in der Datenbank) eine Model PHP-Klasse zuweisen.</text:p>
            <text:p text:style-name="P23">Beispielcode:</text:p>
            <text:p text:style-name="P22">{</text:p>
            <text:p text:style-name="P22"><text:s text:c="3"/>„type_classes“ : {</text:p>
            <text:p text:style-name="P22"><text:s text:c="9"/>„article“ : „CustomArticle“,</text:p>
            <text:p text:style-name="P22"><text:s text:c="9"/>„my“ : „MyContentType“,</text:p>
            <text:p text:style-name="P22"><text:s text:c="9"/>„other“ : „OtherContentType“</text:p>
            <text:p text:style-name="P22"><text:s text:c="3"/>}</text:p>
            <text:p text:style-name="P22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8">einem Benutzer nun schon beim Anlegen eine Gruppe zuweisen.</text:span></text:p>
            <text:p text:style-name="P24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BB1A21755ECED6A4.png" xlink:type="simple" xlink:show="embed" xlink:actuate="onLoad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5">PHP_ICO ist eine PHP Klasse, zur Generierung von Favicon Icons. PHP_ICO wurde auf Version 1.0.4 aktualisiert. Damit funktioniert die Funktion „Neues Favicon hochladen“ nun auch mit PHP 7.</text:p>
            <text:p text:style-name="P6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draw:frame draw:style-name="fr6" draw:name="Bild1" text:anchor-type="paragraph" svg:width="17cm" svg:height="3.507cm" draw:z-index="18"><draw:image xlink:href="Pictures/10000201000002D700000096C63A99BF23EE0DCB.png" xlink:type="simple" xlink:show="embed" xlink:actuate="onLoad"/></draw:frame></text:p>
      <text:p text:style-name="P62"/>
      <text:p text:style-name="P61"/>
      <text:p text:style-name="P33">Neue Features in UliCMS <text:change text:change-id="ct174291264"/><text:change text:change-id="ct174287992"/><text:span text:style-name="T24">20</text:span><text:span text:style-name="T25">20.1</text:span></text:p>
      <text:p text:style-name="Heading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0"/>
      <text:p text:style-name="P60"/>
      <text:p text:style-name="P63"><draw:frame draw:style-name="fr7" draw:name="Bild2" text:anchor-type="paragraph" svg:x="0.418cm" svg:y="0.429cm" svg:width="4.313cm" svg:height="9.446cm" draw:z-index="0"><draw:image xlink:href="Pictures/10000201000000A300000165424D5F7E6E778962.png" xlink:type="simple" xlink:show="embed" xlink:actuate="onLoad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05"><text:a xlink:type="simple" xlink:href="#__RefHeading___Toc467_918909501" text:style-name="Index_20_Link" text:visited-style-name="Index_20_Link">Über dieses Dokument<text:tab/>1</text:a></text:p>
          <text:p text:style-name="P106"><text:a xlink:type="simple" xlink:href="#__RefHeading___Toc481_1318882124" text:style-name="Index_20_Link" text:visited-style-name="Index_20_Link">Zielgruppe<text:tab/>1</text:a></text:p>
          <text:p text:style-name="P106"><text:a xlink:type="simple" xlink:href="#__RefHeading___Toc1281_2918433609" text:style-name="Index_20_Link" text:visited-style-name="Index_20_Link">Was ist UliCMS?<text:tab/>1</text:a></text:p>
          <text:p text:style-name="P105"><text:a xlink:type="simple" xlink:href="#__RefHeading___Toc3344_1558993862" text:style-name="Index_20_Link" text:visited-style-name="Index_20_Link">Zusammenfassung der Änderungen<text:tab/>2</text:a></text:p>
          <text:p text:style-name="P106"><text:a xlink:type="simple" xlink:href="#__RefHeading___Toc1072_2367951807" text:style-name="Index_20_Link" text:visited-style-name="Index_20_Link">Neue Features<text:tab/>2</text:a></text:p>
          <text:p text:style-name="P106"><text:a xlink:type="simple" xlink:href="#__RefHeading___Toc1074_2367951807" text:style-name="Index_20_Link" text:visited-style-name="Index_20_Link">Neue API-Methoden<text:tab/>2</text:a></text:p>
          <text:p text:style-name="P106"><text:a xlink:type="simple" xlink:href="#__RefHeading___Toc1076_2367951807" text:style-name="Index_20_Link" text:visited-style-name="Index_20_Link">Entfernte API-Methoden<text:tab/>3</text:a></text:p>
          <text:p text:style-name="P106"><text:a xlink:type="simple" xlink:href="#__RefHeading___Toc1080_2367951807" text:style-name="Index_20_Link" text:visited-style-name="Index_20_Link">Entfernte Features<text:tab/>3</text:a></text:p>
          <text:p text:style-name="P106"><text:a xlink:type="simple" xlink:href="#__RefHeading___Toc1082_2367951807" text:style-name="Index_20_Link" text:visited-style-name="Index_20_Link">Fehlerkorrekturen<text:tab/>3</text:a></text:p>
          <text:p text:style-name="P105"><text:a xlink:type="simple" xlink:href="#__RefHeading___Toc1406_2376400726" text:style-name="Index_20_Link" text:visited-style-name="Index_20_Link">Detaillierte Beschreibung der neuen Features<text:tab/>4</text:a></text:p>
          <text:p text:style-name="P106"><text:a xlink:type="simple" xlink:href="#__RefHeading___Toc1084_2367951807" text:style-name="Index_20_Link" text:visited-style-name="Index_20_Link">Serverseitige Pagination für Seitenverwaltung<text:tab/>4</text:a></text:p>
          <text:p text:style-name="P106"><text:a xlink:type="simple" xlink:href="#__RefHeading___Toc1650_2583016228" text:style-name="Index_20_Link" text:visited-style-name="Index_20_Link">Thumbnail Features<text:tab/>5</text:a></text:p>
          <text:p text:style-name="P107"><text:a xlink:type="simple" xlink:href="#__RefHeading___Toc1086_2367951807" text:style-name="Index_20_Link" text:visited-style-name="Index_20_Link">Thumbnails mit den Initialen des Namens werden generiert.<text:tab/>5</text:a></text:p>
          <text:p text:style-name="P107"><text:a xlink:type="simple" xlink:href="#__RefHeading___Toc1652_2583016228" text:style-name="Index_20_Link" text:visited-style-name="Index_20_Link">Man kann nun ein Avatar in Benutzerprofilen hochladen<text:tab/>5</text:a></text:p>
          <text:p text:style-name="P106"><text:a xlink:type="simple" xlink:href="#__RefHeading___Toc1088_2367951807" text:style-name="Index_20_Link" text:visited-style-name="Index_20_Link">Diverse Performance Verbesserungen<text:tab/>5</text:a></text:p>
          <text:p text:style-name="P107"><text:a xlink:type="simple" xlink:href="#__RefHeading___Toc1128_1526741431" text:style-name="Index_20_Link" text:visited-style-name="Index_20_Link">Ausgabe von Content als PDF wird nun auch im Cache gespeichert<text:tab/>5</text:a></text:p>
          <text:p text:style-name="P106"><text:a xlink:type="simple" xlink:href="#__RefHeading___Toc1090_2367951807" text:style-name="Index_20_Link" text:visited-style-name="Index_20_Link">CKEditor aktualisiert auf Version 4.12.1<text:tab/>6</text:a></text:p>
          <text:p text:style-name="P106"><text:a xlink:type="simple" xlink:href="#__RefHeading___Toc1094_2367951807" text:style-name="Index_20_Link" text:visited-style-name="Index_20_Link">Icon zum nach oben scrollen in der Ecke rechts unten hinzugefügt<text:tab/>7</text:a></text:p>
          <text:p text:style-name="P106"><text:a xlink:type="simple" xlink:href="#__RefHeading___Toc1096_2367951807" text:style-name="Index_20_Link" text:visited-style-name="Index_20_Link">Der Wert des Robots-Metatags kann je Seite festgelegt werden<text:tab/>8</text:a></text:p>
          <text:p text:style-name="P106"><text:a xlink:type="simple" xlink:href="#__RefHeading___Toc1288_1880143894" text:style-name="Index_20_Link" text:visited-style-name="Index_20_Link">Robo Tasks<text:tab/>9</text:a></text:p>
          <text:p text:style-name="P107"><text:a xlink:type="simple" xlink:href="#__RefHeading___Toc1100_2367951807" text:style-name="Index_20_Link" text:visited-style-name="Index_20_Link">Shellscripts sind nun mit Robo implementiert<text:tab/>9</text:a></text:p>
          <text:p text:style-name="P107"><text:a xlink:type="simple" xlink:href="#__RefHeading___Toc1102_2367951807" text:style-name="Index_20_Link" text:visited-style-name="Index_20_Link">Neuer Robo Task modules:sync<text:tab/>11</text:a></text:p>
          <text:p text:style-name="P106"><text:a xlink:type="simple" xlink:href="#__RefHeading___Toc1104_2367951807" text:style-name="Index_20_Link" text:visited-style-name="Index_20_Link">Es kann nun auch unter "Pakete" das Standard-Design ausgewählt und die Vorschau von Themes angezeigt werden<text:tab/>11</text:a></text:p>
          <text:p text:style-name="P106"><text:a xlink:type="simple" xlink:href="#__RefHeading___Toc1384_2583016228" text:style-name="Index_20_Link" text:visited-style-name="Index_20_Link">Soundcloud Player können eingebunden werden<text:tab/>12</text:a></text:p>
          <text:p text:style-name="P105"><text:a xlink:type="simple" xlink:href="#__RefHeading___Toc3214_778543409" text:style-name="Index_20_Link" text:visited-style-name="Index_20_Link">Durchführung der Installation<text:tab/>13</text:a></text:p>
          <text:p text:style-name="P105"><text:a xlink:type="simple" xlink:href="#__RefHeading___Toc3466_778543409" text:style-name="Index_20_Link" text:visited-style-name="Index_20_Link">Durchführung des Upgrades<text:tab/>14</text:a></text:p>
          <text:p text:style-name="P106"><text:a xlink:type="simple" xlink:href="#__RefHeading___Toc1507_3645190176" text:style-name="Index_20_Link" text:visited-style-name="Index_20_Link">Upgrade mit oneclick_upgrade<text:tab/>14</text:a></text:p>
          <text:p text:style-name="P106"><text:a xlink:type="simple" xlink:href="#__RefHeading___Toc1509_3645190176" text:style-name="Index_20_Link" text:visited-style-name="Index_20_Link">Upgrade manuell<text:tab/>15</text:a></text:p>
          <text:p text:style-name="P105"><text:a xlink:type="simple" xlink:href="#__RefHeading___Toc734_1061336504" text:style-name="Index_20_Link" text:visited-style-name="Index_20_Link">Benötigen Sie Hilfe?<text:tab/>16</text:a></text:p>
          <text:p text:style-name="P105"><text:a xlink:type="simple" xlink:href="#__RefHeading___Toc978_1474200080" text:style-name="Index_20_Link" text:visited-style-name="Index_20_Link">Abbildungsverzeichnis<text:tab/>16</text:a></text:p>
        </text:index-body>
      </text:table-of-content>
      <text:p text:style-name="Standard"/>
      <text:h text:style-name="P96" text:outline-level="1"><text:bookmark-start text:name="__RefHeading___Toc467_918909501"/>Über dieses Dokument<text:bookmark-end text:name="__RefHeading___Toc467_918909501"/></text:h>
      <text:p text:style-name="P30">Dieses Dokument beschreibt die neuen Features in UliCMS <text:change text:change-id="ct174142744"/><text:change text:change-id="ct174218960"/><text:span text:style-name="T21">2020.1.</text:span></text:p>
      <text:h text:style-name="P99" text:outline-level="2"><text:bookmark-start text:name="__RefHeading___Toc481_1318882124"/>Zielgruppe<text:bookmark-end text:name="__RefHeading___Toc481_1318882124"/></text:h>
      <text:p text:style-name="P43">Zielgruppe dieses Dokuments sind Systemadministratoren, Webentwickler und Endanwender von UliCMS.</text:p>
      <text:h text:style-name="P10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22">unter einer BSD-Lizenz mit Advertising-Klausel lizenziert ist. </text:span></text:p>
      <text:p text:style-name="P53"><text:bookmark-start text:name="__RefHeading___Toc901_364092656"/>UliCMS ermöglicht die Erstellung und Verwaltung von kleinen und mittelgroßen Websites.<text:bookmark-end text:name="__RefHeading___Toc901_364092656"/></text:p>
      <text:h text:style-name="P3" text:outline-level="1"><text:bookmark-start text:name="__RefHeading___Toc3344_1558993862"/><text:change text:change-id="ct173367040"/>Zusammenfassung der Änderungen<text:bookmark-end text:name="__RefHeading___Toc3344_1558993862"/></text:h>
      <text:h text:style-name="Heading_20_2" text:outline-level="2"><text:bookmark-start text:name="__RefHeading___Toc1072_2367951807"/>Neue Features<text:bookmark-end text:name="__RefHeading___Toc1072_2367951807"/></text:h>
      <text:list xml:id="list5866633960086095455" text:style-name="L5">
        <text:list-item>
          <text:p text:style-name="P76">Serverseitige Pagination für Seitenverwaltung</text:p>
        </text:list-item>
        <text:list-item>
          <text:p text:style-name="P76">Thumbnails mit den <text:span text:style-name="T30">Initialen</text:span> des Namens werden generiert.</text:p>
        </text:list-item>
        <text:list-item>
          <text:p text:style-name="P76">Diverse Performance Verbesserungen</text:p>
        </text:list-item>
        <text:list-item>
          <text:p text:style-name="P76">CKEditor aktualisiert auf Version 4.12.1</text:p>
        </text:list-item>
        <text:list-item>
          <text:p text:style-name="P76">Ausgabe von Content als PDF wird nun auch im Cache gespeichert</text:p>
        </text:list-item>
        <text:list-item>
          <text:p text:style-name="P76">Icon zum nach oben scrollen in der Ecke rechts unten hinzugefügt</text:p>
        </text:list-item>
        <text:list-item>
          <text:p text:style-name="P76">Der Wert des Robots-Metatags kann je Seite festgelegt werden</text:p>
        </text:list-item>
        <text:list-item>
          <text:p text:style-name="P76">Shellscripts sind nun mit Robo implementiert</text:p>
        </text:list-item>
        <text:list-item>
          <text:p text:style-name="P76">Es kann nun auch unter "Pakete" das Standard-Design ausgewählt und die Vorschau von Themes angezeigt werden</text:p>
        </text:list-item>
        <text:list-item>
          <text:p text:style-name="P76">Soundcloud Player können eingebunden werden</text:p>
        </text:list-item>
        <text:list-item>
          <text:p text:style-name="P76">Man kann nun ein Avatar in Benutzerprofilen hochladen</text:p>
        </text:list-item>
        <text:list-item>
          <text:p text:style-name="P76">Neuer Robo Task modules:sync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3091762931769665927" text:style-name="L6">
        <text:list-item>
          <text:p text:style-name="P77">User-&gt;getAllGroups(): array</text:p>
        </text:list-item>
      </text:list>
      <text:list xml:id="list3214583034044297310" text:style-name="L7">
        <text:list-item>
          <text:p text:style-name="P78">_unesc($string): string</text:p>
        </text:list-item>
        <text:list-item>
          <text:p text:style-name="P78">unesc($string): void</text:p>
        </text:list-item>
        <text:list-item>
          <text:p text:style-name="P78">UliCMS\HTML\Input::editor(string $name, $value, int $rows = 25, int $cols = 80, array $htmlAttributes = []): string</text:p>
        </text:list-item>
      </text:list>
      <text:h text:style-name="P21" text:outline-level="2"><text:bookmark-start text:name="__RefHeading___Toc1076_2367951807"/>Entfernte API-Methoden<text:bookmark-end text:name="__RefHeading___Toc1076_2367951807"/></text:h>
      <text:list xml:id="list8289478651331883464" text:style-name="L8">
        <text:list-item>
          <text:p text:style-name="P79">Settings::output(string $key, ?string $type = 'str'): void</text:p>
        </text:list-item>
        <text:list-item>
          <text:p text:style-name="P79">Settings::outputEscaped(string $key, ?string $type = 'str'): void</text:p>
        </text:list-item>
        <text:list-item>
          <text:p text:style-name="P79">AdminMenu-&gt;addChild(array $children): void</text:p>
        </text:list-item>
        <text:list-item>
          <text:p text:style-name="P79">MenuEntry-&gt;addChild(array $children): void</text:p>
        </text:list-item>
        <text:list-item>
          <text:p text:style-name="P79">DesignSettingsController-&gt;removeCommentFromCss($textContent)</text:p>
        </text:list-item>
        <text:list-item>
          <text:p text:style-name="P79">eTagFromString($str): void</text:p>
        </text:list-item>
        <text:list-item>
          <text:p text:style-name="P79">getModuleName(string $module): string</text:p>
        </text:list-item>
        <text:list-item>
          <text:p text:style-name="P79">initPFBC(): void</text:p>
        </text:list-item>
        <text:list-item>
          <text:p text:style-name="P79">the_url(): string</text:p>
        </text:list-item>
        <text:list-item>
          <text:p text:style-name="P79">set_eTagHeaders(string $identifier, int $timestamp): void</text:p>
        </text:list-item>
        <text:list-item>
          <text:p text:style-name="P79">browsercacheOneDay(int $modified = null): void</text:p>
        </text:list-item>
        <text:list-item>
          <text:p text:style-name="P79">ACL-&gt;setPermission(string $name, bool $value, int $group_id): void</text:p>
        </text:list-item>
        <text:list-item>
          <text:p text:style-name="P79">User-&gt;getFullName(): strinVerbesserungen</text:p>
        </text:list-item>
      </text:list>
      <text:list xml:id="list2116926215846336146" text:style-name="L9">
        <text:list-item>
          <text:p text:style-name="P80">Übersetzung "Limit" in "Einträge je Seite" umbenannt</text:p>
        </text:list-item>
        <text:list-item>
          <text:p text:style-name="P80">Cachings von Content-Ausgaben im *.pdf, *.csv, *.json und *.txt Format optimiert</text:p>
        </text:list-item>
        <text:list-item>
          <text:p text:style-name="P80">Bei "Patch hochladen" Icons zu den Buttons hinzugefügt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9160350460481326189" text:style-name="L10">
        <text:list-item>
          <text:p text:style-name="P81">Dropdown Filter<text:line-break/>Diese Features werden in den nächsten UliCMS Releases erneut integriert werden.</text:p>
        </text:list-item>
        <text:list-item>
          <text:p text:style-name="P81">mPDF wurde aus den Composer Abhängigkeiten entfernt.<text:line-break/>Wenn die PDF-Ausgabe genutzt werden soll, muss dafür das mPDF Paket von https://extend.ulicms.de/mPDF.html installiert werden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7057073864128315865" text:style-name="L11">
        <text:list-item>
          <text:p text:style-name="P82">Beim Bearbeiten eines Benutzers wird das Passwort nicht mehr geleert, wenn man kein neues eingegeben hat.</text:p>
        </text:list-item>
        <text:list-item>
          <text:p text:style-name="P82">PackageController-&gt;getPackageDownloadUrl() gab immer null zurück.</text:p>
        </text:list-item>
      </text:list>
      <text:h text:style-name="P94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084_2367951807"/>Serverseitige Pagination für Seitenverwaltung<text:bookmark-end text:name="__RefHeading___Toc1084_2367951807"/></text:h>
      <text:p text:style-name="Text_20_body">Die Auflistung aller Seiten lädt nun nur noch die Datensätze, die gerade angezeigt werden.<text:line-break/>Dies verbessert die Performance bei einer großen Datenmenge im System erheblich.</text:p>
      <text:p text:style-name="Text_20_body">Die Dropdown-Filter sind in diesem Release nicht vorhanden, da die Anpassungen nicht mehr rechtzeitig zum Release fertig geworden sind.<text:line-break/>Diese werden in einem zukünftigen Release wieder integriert werden.</text:p>
      <text:p text:style-name="P52"><draw:frame draw:style-name="fr1" draw:name="Rahmen4" text:anchor-type="paragraph" svg:width="14.016cm" draw:z-index="20"><draw:text-box fo:min-height="11.359cm"><text:p text:style-name="Illustration"><draw:frame draw:style-name="fr2" draw:name="Bild6" text:anchor-type="as-char" svg:width="14.016cm" style:rel-width="100%" svg:height="11.359cm" style:rel-height="scale" draw:z-index="24"><draw:image xlink:href="Pictures/1000000000000391000002E4291875C1DD0173C4.png" xlink:type="simple" xlink:show="embed" xlink:actuate="onLoad"/></draw:frame><text:span text:style-name="T26"><text:line-break/></text:span>Abbildung <text:sequence text:ref-name="refIllustration3" text:name="Illustration" text:formula="ooow:Illustration+1" style:num-format="1">1</text:sequence>: Auflistung von Seiten</text:p></draw:text-box></draw:frame></text:p>
      <text:h text:style-name="P103" text:outline-level="2"><text:bookmark-start text:name="__RefHeading___Toc1650_2583016228"/>Thumbnail Features<text:bookmark-end text:name="__RefHeading___Toc1650_2583016228"/></text:h>
      <text:h text:style-name="Heading_20_3" text:outline-level="3"><text:bookmark-start text:name="__RefHeading___Toc1086_2367951807"/>Thumbnails mit den <text:span text:style-name="T30">Initialen</text:span> des Namens werden generiert.<text:bookmark-end text:name="__RefHeading___Toc1086_2367951807"/></text:h>
      <text:p text:style-name="P48">[…]</text:p>
      <text:h text:style-name="Heading_20_3" text:outline-level="3"><text:bookmark-start text:name="__RefHeading___Toc1652_2583016228"/>Man kann nun ein Avatar in Benutzerprofilen hochladen<text:bookmark-end text:name="__RefHeading___Toc1652_2583016228"/></text:h>
      <text:p text:style-name="P49">[...]</text:p>
      <text:h text:style-name="Heading_20_2" text:outline-level="2"><text:bookmark-start text:name="__RefHeading___Toc1088_2367951807"/>Diverse Performance Verbesserungen<text:bookmark-end text:name="__RefHeading___Toc1088_2367951807"/></text:h>
      <text:p text:style-name="P50">[…]</text:p>
      <text:h text:style-name="Heading_20_3" text:outline-level="3"><text:bookmark-start text:name="__RefHeading___Toc1128_1526741431"/>Ausgabe von Content als PDF wird nun auch im Cache gespeichert<text:bookmark-end text:name="__RefHeading___Toc1128_1526741431"/></text:h>
      <text:p text:style-name="P54">Die Ausgabe von Inhalten als PDF wird nun auch im Cache gespeichert und beim erneuten Aufruf daraus ausgegeben, statt das Dokument erneut zu generieren.</text:p>
      <text:h text:style-name="P21" text:outline-level="2"><text:bookmark-start text:name="__RefHeading___Toc1090_2367951807"/>CKEditor aktualisiert auf Version 4.12.1<text:bookmark-end text:name="__RefHeading___Toc1090_2367951807"/></text:h>
      <text:p text:style-name="P51">CKEditor wurde aktualisiert auf die Version 4.12.1.</text:p>
      <text:p text:style-name="P51">Details zu den Neuerungen in dieser Komponente finden Sie unter folgender Webseite:<text:line-break/><text:a xlink:type="simple" xlink:href="https://ckeditor.com/" text:style-name="Internet_20_link" text:visited-style-name="Visited_20_Internet_20_Link">https://ckeditor.com/</text:a></text:p>
      <text:p text:style-name="P58"><draw:frame draw:style-name="fr3" draw:name="Rahmen5" text:anchor-type="paragraph" svg:width="16.642cm" draw:z-index="22"><draw:text-box fo:min-height="13.811cm"><text:p text:style-name="Illustration"><draw:frame draw:style-name="fr2" draw:name="Bild8" text:anchor-type="as-char" svg:width="16.642cm" style:rel-width="100%" svg:height="13.811cm" style:rel-height="scale" draw:z-index="25"><draw:image xlink:href="Pictures/10000201000002750000020AEF0B2070991E6179.png" xlink:type="simple" xlink:show="embed" xlink:actuate="onLoad"/></draw:frame><text:line-break/>Abbildung <text:sequence text:ref-name="refIllustration4" text:name="Illustration" text:formula="ooow:Illustration+1" style:num-format="1">2</text:sequence>: Neue CKEditor Version</text:p></draw:text-box></draw:frame></text:p>
      <text:h text:style-name="P21" text:outline-level="2"><text:bookmark-start text:name="__RefHeading___Toc1094_2367951807"/>Icon zum nach oben scrollen in der Ecke rechts unten hinzugefügt<text:bookmark-end text:name="__RefHeading___Toc1094_2367951807"/></text:h>
      <text:p text:style-name="P86">Es wird im Backend in der rechten unteren Ecke ein Pfeil angezeigt. Wenn Sie diesen anklicken wird zum Anfang der Seite gescrollt.</text:p>
      <text:p text:style-name="Text_20_body"><draw:frame draw:style-name="fr1" draw:name="Rahmen6" text:anchor-type="paragraph" svg:width="16.404cm" draw:z-index="21"><draw:text-box fo:min-height="4.392cm"><text:p text:style-name="Illustration"><draw:frame draw:style-name="fr2" draw:name="Bild7" text:anchor-type="as-char" svg:width="16.404cm" style:rel-width="100%" svg:height="4.392cm" style:rel-height="scale" draw:z-index="26"><draw:image xlink:href="Pictures/100002010000026C000000A6C8803052DDE802DC.png" xlink:type="simple" xlink:show="embed" xlink:actuate="onLoad"/></draw:frame><text:line-break/>Abbildung <text:sequence text:ref-name="refIllustration5" text:name="Illustration" text:formula="ooow:Illustration+1" style:num-format="1">3</text:sequence>: Nach oben Scrollen Icon</text:p></draw:text-box></draw:frame></text:p>
      <text:h text:style-name="P104" text:outline-level="2"><text:bookmark-start text:name="__RefHeading___Toc1096_2367951807"/><text:span text:style-name="T31">D</text:span>er Wert des Robots-Metatags kann je Seite festgelegt werden<text:bookmark-end text:name="__RefHeading___Toc1096_2367951807"/></text:h>
      <text:p text:style-name="Text_20_body">Der Robots-Metatag kann nun je Seite festgelegt werden.</text:p>
      <text:p text:style-name="Text_20_body">Mit dem Robots-Metatag haben Sie zusätzlich zur robots.txt eine Möglichkeit, zu steuern, welche Inhalte von Suchmaschinen indiziert werden dürfen und welche nicht.<text:line-break/>Wenn Sie „[Standard]“ auswählen, wird die Einstellung „Suchmaschinen“ in den Grundeinstellungen des Systems verwendet.</text:p>
      <text:p text:style-name="Text_20_body">Mehr Details zum Robots-Metatag finden Sie unter folgendem Link:</text:p>
      <text:p text:style-name="Text_20_body"><text:a xlink:type="simple" xlink:href="https://developers.google.com/search/reference/robots_meta_tag?hl=de" text:style-name="Internet_20_link" text:visited-style-name="Visited_20_Internet_20_Link">https://developers.google.com/search/reference/robots_meta_tag?hl=de</text:a></text:p>
      <text:p text:style-name="P59"><draw:frame draw:style-name="fr3" draw:name="Rahmen7" text:anchor-type="paragraph" svg:width="17.013cm" draw:z-index="23"><draw:text-box fo:min-height="8.012cm"><text:p text:style-name="Illustration"><draw:frame draw:style-name="fr2" draw:name="Bild10" text:anchor-type="as-char" svg:width="17.013cm" style:rel-width="100%" svg:height="8.012cm" style:rel-height="scale" draw:z-index="27"><draw:image xlink:href="Pictures/100002010000035C00000195D900345EF0C5C9C4.png" xlink:type="simple" xlink:show="embed" xlink:actuate="onLoad"/></draw:frame><text:line-break/>Abbildung <text:sequence text:ref-name="refIllustration6" text:name="Illustration" text:formula="ooow:Illustration+1" style:num-format="1">4</text:sequence>: Robots Metatag je Seite festlegen</text:p></draw:text-box></draw:frame></text:p>
      <text:h text:style-name="P21" text:outline-level="2"><text:bookmark-start text:name="__RefHeading___Toc1288_1880143894"/>Robo Tasks<text:bookmark-end text:name="__RefHeading___Toc1288_1880143894"/></text:h>
      <text:h text:style-name="Heading_20_3" text:outline-level="3"><text:bookmark-start text:name="__RefHeading___Toc1100_2367951807"/>Shellscripts sind nun mit Robo implementiert<text:bookmark-end text:name="__RefHeading___Toc1100_2367951807"/></text:h>
      <text:p text:style-name="Text_20_body">Die Shellscripts welche im Ordner „shell“ zu finden sind, sowie das Script „manage“ sind veraltet.<text:line-break/>Alle Scripts wurden in Robo (<text:a xlink:type="simple" xlink:href="https://robo.li/" text:style-name="Internet_20_link" text:visited-style-name="Visited_20_Internet_20_Link">https://robo.li</text:a>) Tasks konvertiert.</text:p>
      <text:p text:style-name="P55">Führen Sie im ULICMS_ROOT Order folgenden Befehl aus, um alle unterstützten Befehle aufzulisten.</text:p>
      <text:p text:style-name="P56">user@pc-uli:$ vendor/bin/robo</text:p>
      <text:p text:style-name="P56">Robo 2.0.0-dev</text:p>
      <text:p text:style-name="P56"/>
      <text:p text:style-name="P56">Usage:</text:p>
      <text:p text:style-name="P56"><text:s text:c="2"/>command [options] [arguments]</text:p>
      <text:p text:style-name="P56"/>
      <text:p text:style-name="P56">Options:</text:p>
      <text:p text:style-name="P56"><text:s text:c="2"/>-h, --help <text:s text:c="26"/>Display this help message</text:p>
      <text:p text:style-name="P56"><text:s text:c="2"/>-q, --quiet <text:s text:c="25"/>Do not output any message</text:p>
      <text:p text:style-name="P56"><text:s text:c="2"/>-V, --version <text:s text:c="23"/>Display this application version</text:p>
      <text:p text:style-name="P56"><text:s text:c="6"/>--ansi <text:s text:c="26"/>Force ANSI output</text:p>
      <text:p text:style-name="P56"><text:s text:c="6"/>--no-ansi <text:s text:c="23"/>Disable ANSI output</text:p>
      <text:p text:style-name="P56"><text:s text:c="2"/>-n, --no-interaction <text:s text:c="16"/>Do not ask any interactive question</text:p>
      <text:p text:style-name="P56"><text:s text:c="6"/>--simulate <text:s text:c="22"/>Run in simulated mode (show what would have happened).</text:p>
      <text:p text:style-name="P56"><text:s text:c="6"/>--progress-delay=PROGRESS-DELAY <text:s/>Number of seconds before progress bar is displayed in long-running task collections. Default: 2s. [default: 2]</text:p>
      <text:p text:style-name="P56"><text:s text:c="2"/>-D, --define=DEFINE <text:s text:c="17"/>Define a configuration item value. (multiple values allowed)</text:p>
      <text:p text:style-name="P56"><text:s text:c="2"/>-v|vv|vvv, --verbose <text:s text:c="16"/>Increase the verbosity of messages: 1 for normal output, 2 for more verbose output and 3 for debug</text:p>
      <text:p text:style-name="P56"/>
      <text:p text:style-name="P56">Available commands:</text:p>
      <text:p text:style-name="P56"><text:s text:c="2"/>help <text:s text:c="15"/>Displays help for a command</text:p>
      <text:p text:style-name="P56"><text:s text:c="2"/>list <text:s text:c="15"/>Lists commands</text:p>
      <text:p text:style-name="P56"><text:s text:c="2"/>version <text:s text:c="12"/>shows the UliCMS release version</text:p>
      <text:p text:style-name="P56"><text:s/>cache</text:p>
      <text:p text:style-name="P56"><text:s text:c="2"/>cache:clear <text:s text:c="8"/>truncates the mails database table</text:p>
      <text:p text:style-name="P56"><text:soft-page-break/><text:s/>dbmigrator</text:p>
      <text:p text:style-name="P56"><text:s text:c="2"/>dbmigrator:down <text:s text:c="4"/>Run sql migrations</text:p>
      <text:p text:style-name="P56"><text:s text:c="2"/>dbmigrator:list <text:s text:c="4"/>list all applied sql migrations</text:p>
      <text:p text:style-name="P56"><text:s text:c="2"/>dbmigrator:reset <text:s text:c="3"/>reset dbtrack table</text:p>
      <text:p text:style-name="P56"><text:s text:c="2"/>dbmigrator:up <text:s text:c="6"/>Run sql migrations</text:p>
      <text:p text:style-name="P56"><text:s/>maintenance</text:p>
      <text:p text:style-name="P56"><text:s text:c="2"/>maintenance:off <text:s text:c="4"/>Disables the maintenance mode</text:p>
      <text:p text:style-name="P56"><text:s text:c="2"/>maintenance:on <text:s text:c="5"/>Enables the maintenance mode</text:p>
      <text:p text:style-name="P56"><text:s text:c="2"/>maintenance:status <text:s/>Shows the status of maintenance mode</text:p>
      <text:p text:style-name="P56"><text:s/>modules</text:p>
      <text:p text:style-name="P56"><text:s text:c="2"/>modules:list <text:s text:c="7"/>List all installed modules and their version numbers</text:p>
      <text:p text:style-name="P56"><text:s text:c="2"/>modules:remove <text:s text:c="5"/>Uninstalls one or more modules</text:p>
      <text:p text:style-name="P56"><text:s text:c="2"/>modules:sync <text:s text:c="7"/>Sync installed modules with database</text:p>
      <text:p text:style-name="P56"><text:s/>package</text:p>
      <text:p text:style-name="P56"><text:s text:c="2"/>package:examine <text:s text:c="4"/>examines a *.sin SimpleInstall v2 package file</text:p>
      <text:p text:style-name="P56"><text:s text:c="2"/>package:install <text:s text:c="4"/>installs a SimpleInstall v1 or SimpleInstall v2 package</text:p>
      <text:p text:style-name="P56"><text:s/>packages</text:p>
      <text:p text:style-name="P56"><text:s text:c="2"/>packages:list <text:s text:c="6"/>list all installed packages</text:p>
      <text:p text:style-name="P56"><text:s/>patches</text:p>
      <text:p text:style-name="P56"><text:s text:c="2"/>patches:available <text:s text:c="2"/>get a list of all available patches</text:p>
      <text:p text:style-name="P56"><text:s text:c="2"/>patches:install <text:s text:c="4"/>install patches</text:p>
      <text:p text:style-name="P56"><text:s text:c="2"/>patches:installed <text:s text:c="2"/>List installed patches</text:p>
      <text:p text:style-name="P56"><text:s text:c="2"/>patches:truncate <text:s text:c="3"/>Truncate list of installed patches in database</text:p>
      <text:p text:style-name="P56"><text:s/>settings</text:p>
      <text:p text:style-name="P56"><text:s text:c="2"/>settings:get <text:s text:c="7"/>shows the value of a setting</text:p>
      <text:p text:style-name="P56"><text:s text:c="2"/>settings:list <text:s text:c="6"/>List all settings</text:p>
      <text:p text:style-name="P56"><text:s text:c="2"/>settings:set <text:s text:c="7"/>sets the value of a setting</text:p>
      <text:p text:style-name="P56"><text:s/>themes</text:p>
      <text:p text:style-name="P56"><text:s text:c="2"/>themes:list <text:s text:c="8"/>List all installed themes and their version numbers</text:p>
      <text:p text:style-name="P56"><text:s text:c="2"/>themes:remove <text:s text:c="6"/>Uninstalls one or more themes</text:p>
      <text:p text:style-name="P56"><text:s/>truncate</text:p>
      <text:p text:style-name="P56"><text:s text:c="2"/>truncate:history <text:s text:c="3"/>truncates the history database table</text:p>
      <text:p text:style-name="P55"/>
      <text:h text:style-name="Heading_20_3" text:outline-level="3"><text:bookmark-start text:name="__RefHeading___Toc1102_2367951807"/><text:soft-page-break/>Neuer Robo Task modules:sync<text:bookmark-end text:name="__RefHeading___Toc1102_2367951807"/></text:h>
      <text:p text:style-name="P55">Der Robo Task modules:sync wurde hinzugefügt. Mit folgendem Befehl können Sie die modules Tabelle in der Datenbank mit den tatsächlich installierten Modulen synchronisieren.</text:p>
      <text:p text:style-name="P57">$ vendor/bin/robo modules:sync</text:p>
      <text:h text:style-name="P101" text:outline-level="2"><text:bookmark-start text:name="__RefHeading___Toc1104_2367951807"/>Es kann nun auch unter "Pakete" das Standard-Design ausgewählt und die Vorschau von Themes angezeigt werden<text:bookmark-end text:name="__RefHeading___Toc1104_2367951807"/></text:h>
      <text:p text:style-name="P85">Es ist nun möglich unter „Pakete“ &gt; „Installierte Designs“ das Standard-Theme und das Theme für Mobilgeräte festzulegen. Außerdem kann man nun die Vorschau eines Themes anzeigen, sofern vorhanden.</text:p>
      <text:p text:style-name="Text_20_body"><draw:frame draw:style-name="fr1" draw:name="Rahmen8" text:anchor-type="paragraph" svg:width="14.314cm" draw:z-index="29"><draw:text-box fo:min-height="11.43cm"><text:p text:style-name="Illustration"><draw:frame draw:style-name="fr8" draw:name="Bild11" text:anchor-type="as-char" svg:width="14.314cm" style:rel-width="100%" svg:height="11.43cm" style:rel-height="scale" draw:z-index="30"><draw:image xlink:href="Pictures/100002010000021D000001B0F0C9E254FEA4BC00.png" xlink:type="simple" xlink:show="embed" xlink:actuate="onLoad"/></draw:frame><text:line-break/>Abbildung <text:sequence text:ref-name="refIllustration8" text:name="Illustration" text:formula="ooow:Illustration+1" style:num-format="1">5</text:sequence>: Neue Icon-Buttons</text:p></draw:text-box></draw:frame></text:p>
      <text:h text:style-name="P21" text:outline-level="2"><text:bookmark-start text:name="__RefHeading___Toc1384_2583016228"/>Soundcloud Player können eingebunden werden<text:bookmark-end text:name="__RefHeading___Toc1384_2583016228"/></text:h>
      <text:p text:style-name="Text_20_body">Auto-Embed unterstützt nun auch Soundcloud-URLs. Wenn Sie in eine Seite einen Soundcloud Link einfügen, wird dieser beim Aufruf der Seite automatisch durch einen eingebetteten Soundcloud Audio-Player ersetzt.</text:p>
      <text:h text:style-name="P90" text:outline-level="1"><text:bookmark-start text:name="__RefHeading___Toc3214_778543409"/>Durchführung der Installation<text:bookmark-end text:name="__RefHeading___Toc3214_778543409"/><text:change text:change-id="ct174537936"/><text:change text:change-id="ct174537824"/><text:change text:change-id="ct174537712"/><text:change text:change-id="ct174537600"/><text:change text:change-id="ct174537488"/></text:h>
      <text:list xml:id="list1982933320308414586" text:style-name="L12">
        <text:list-item>
          <text:p text:style-name="P83"><text:span text:style-name="T18">E</text:span><text:span text:style-name="T17">ntpacken Sie die heruntergeladene zip-Datei.Verbinden Sie sich pe</text:span><text:span text:style-name="T19">r FTP mit dem Webserver und laden Sie den Inhalt des Ordners „ulicms“ in den Hauptordner oder einen Unterordner hoch.</text:span></text:p>
        </text:list-item>
        <text:list-item>
          <text:p text:style-name="P72">Wenn Sie UliCMS in de<text:span text:style-name="T23">m</text:span> Hauptordner hochgeladen haben, rufen Sie [www.ihredomain.de]/installer im Browser auf.</text:p>
        </text:list-item>
        <text:list-item>
          <text:p text:style-name="P72">Wenn Sie UliCMS in eine<text:span text:style-name="T23">m</text:span> Unterordner hochgeladen haben, rufen Sie [www.ihredomain.de]/[ihr-unterordner]/installer im Browser auf.<text:line-break/>Die eckigen Klammern sind Platzhalter.</text:p>
        </text:list-item>
        <text:list-item>
          <text:p text:style-name="P72">Folgen Sie den Anweisungen des Installationsassistenten.</text:p>
        </text:list-item>
        <text:list-item>
          <text:p text:style-name="P73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90" text:outline-level="1"><text:bookmark-start text:name="__RefHeading___Toc3466_778543409"/>Durchführung des Upgrades<text:bookmark-end text:name="__RefHeading___Toc3466_778543409"/></text:h>
      <text:p text:style-name="P31">Ein Upgrade auf UliCMS 20<text:span text:style-name="T32">20.1 </text:span>ist nur von UliCMS 2019.3 <text:span text:style-name="T29">oder 2019.4.x</text:span> möglich.<text:line-break/>Wenn Sie eine ältere UliCMS Version benutzen, befolgen Sie bitte die Anweisungen zum Upgrade auf UliCMS 2019.4, bevor Sie das Upgrade auf 2019.4 durchführen.</text:p>
      <text:p text:style-name="P64"/>
      <text:p text:style-name="P64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64"/>
      <text:p text:style-name="P66">Wichtiger Hinweis:</text:p>
      <text:p text:style-name="P65">Erstellen Sie erst ein Backup von Datenbank und Dateien <text:span text:style-name="T1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45">oneclick_upgrade ist ein Modul für UliCMS welches Ihnen ermöglicht ein Upgrade auf die neueste Version von UliCMS durchzuführen.</text:p>
      <text:p text:style-name="P47"><text:span text:style-name="T2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8">https://extend.ulicms.de/oneclick_upgrade.html</text:span></text:a></text:p>
      <text:h text:style-name="P21" text:outline-level="2"><text:bookmark-start text:name="__RefHeading___Toc1509_3645190176"/>Upgrade manuell<text:bookmark-end text:name="__RefHeading___Toc1509_3645190176"/></text:h>
      <text:p text:style-name="P46">Folgende <text:span text:style-name="T27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6640927801475204491" text:style-name="L13">
        <text:list-item>
          <text:p text:style-name="P84">Laden Sie das Upgrade-Paket für UliCMS 2019.4 herunter und entpacken Sie die zip Datei</text:p>
        </text:list-item>
        <text:list-item>
          <text:p text:style-name="P84">Kopieren Sie den Inhalt des Ordners „ulicms“ und laden Sie diese auf ihren Webserver hoch.<text:line-break/>Ersetzen Sie hierbei alle vorhandenen Dateien.</text:p>
        </text:list-item>
        <text:list-item>
          <text:p text:style-name="P84"><draw:frame draw:style-name="fr4" draw:name="Rahmen11" text:anchor-type="paragraph" svg:x="1.252cm" svg:y="0cm" svg:width="8.387cm" draw:z-index="19"><draw:text-box fo:min-height="9.975cm"><text:p text:style-name="Illustration"><draw:frame draw:style-name="fr2" draw:name="Bild14" text:anchor-type="as-char" svg:width="8.387cm" style:rel-width="100%" svg:height="9.975cm" style:rel-height="scale" draw:z-index="28"><draw:image xlink:href="Pictures/100000000000013D000001790D78C471B3CF5B81.png" xlink:type="simple" xlink:show="embed" xlink:actuate="onLoad"/></draw:frame><text:span text:style-name="T26"><text:line-break/></text:span>Abbildung <text:sequence text:ref-name="refIllustration7" text:name="Illustration" text:formula="ooow:Illustration+1" style:num-format="1">6</text:sequence>: Dateiberechtigungen setzen</text:p></draw:text-box></draw:frame>Setzen Sie die Berechtigungen von allen hochgeladenen Dateien und Ordnern auf 0755</text:p>
        </text:list-item>
        <text:list-item>
          <text:p text:style-name="P84">Rufen Sie das Script update.php im Browser auf.<text:line-break/>http://[ihre-domain]/update.php</text:p>
        </text:list-item>
      </text:list>
      <text:h text:style-name="P9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9">Instgram unter </text:span><text:a xlink:type="simple" xlink:href="https://www.instagram.com/ulicms/" text:style-name="Internet_20_link" text:visited-style-name="Visited_20_Internet_20_Link">https://www.instagram.com/ulicms/</text:a> <text:s/><text:span text:style-name="T2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08"><text:s/>Abbildung 1: Auflistung von Seiten<text:tab/>4</text:p>
          <text:p text:style-name="P108"><text:s/>Abbildung 2: Neue CKEditor Version<text:tab/>6</text:p>
          <text:p text:style-name="P108"><text:s/>Abbildung 3: Nach oben Scrollen Icon<text:tab/>7</text:p>
          <text:p text:style-name="P108"><text:s/>Abbildung 4: Robots Metatag je Seite festlegen<text:tab/>8</text:p>
          <text:p text:style-name="P108"><text:s/>Abbildung 5: Neue Icon-Buttons<text:tab/>11</text:p>
          <text:p text:style-name="P108"><text:s/>Abbildung 6: Dateiberechtigungen setzen<text:tab/>15</text:p>
        </text:index-body>
      </text:illustration-index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7"><draw:image xlink:href="Pictures/10000201000002D700000096C63A99BF23EE0DCB.png" xlink:type="simple" xlink:show="embed" xlink:actuate="onLoad"/></draw:frame></text:p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2-25T11:23:51.802159734">25.12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C63A99BF23EE0DCB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3H40M41S</meta:editing-duration>
    <meta:editing-cycles>1628</meta:editing-cycles>
    <meta:generator>LibreOffice/5.1.6.2$Linux_x86 LibreOffice_project/10m0$Build-2</meta:generator>
    <dc:date>2019-12-25T11:23:51.654464560</dc:date>
    <meta:document-statistic meta:table-count="0" meta:image-count="13" meta:object-count="0" meta:page-count="18" meta:paragraph-count="209" meta:word-count="1588" meta:character-count="12070" meta:non-whitespace-character-count="10274"/>
  </office:meta>
</office:document-meta>
</file>